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848cm" fo:margin-left="3.477cm" fo:margin-right="3.164cm" table:align="margins"/>
    </style:style>
    <style:style style:name="Таблица1.A" style:family="table-column">
      <style:table-column-properties style:column-width="6.357cm" style:rel-column-width="38403*"/>
    </style:style>
    <style:style style:name="Таблица1.B" style:family="table-column">
      <style:table-column-properties style:column-width="4.491cm" style:rel-column-width="27132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fo:language="ru" fo:country="RU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language="ru" fo:country="RU"/>
    </style:style>
    <style:style style:name="P3" style:family="paragraph" style:parent-style-name="Standard" style:list-style-name="L1">
      <style:text-properties style:font-name="Liberation Serif" fo:language="ru" fo:country="RU" fo:font-weight="bold" style:font-weight-asian="bold" style:font-weight-complex="bold"/>
    </style:style>
    <style:style style:name="P4" style:family="paragraph" style:parent-style-name="Standard">
      <style:text-properties style:font-name="Liberation Serif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00%"/>
      <style:text-properties style:font-name="Liberation Serif" fo:font-size="11pt" fo:font-weight="bold" style:font-size-asian="13.1999998092651pt" style:font-weight-asian="bold" style:font-size-complex="13.1999998092651pt" style:font-weight-complex="bold"/>
    </style:style>
    <style:style style:name="P6" style:family="paragraph" style:parent-style-name="Standard" style:list-style-name="L1">
      <style:text-properties style:font-name="Liberation Serif" fo:font-size="11pt" style:font-size-asian="13.1999998092651pt" style:font-size-complex="13.1999998092651pt"/>
    </style:style>
    <style:style style:name="P7" style:family="paragraph" style:parent-style-name="Standard">
      <style:text-properties style:font-name="Liberation Serif" fo:font-size="11pt" fo:language="ru" fo:country="RU" style:font-size-asian="13.1999998092651pt" style:font-size-complex="13.1999998092651pt"/>
    </style:style>
    <style:style style:name="P8" style:family="paragraph" style:parent-style-name="Standard" style:list-style-name="L1">
      <style:text-properties style:font-name="Liberation Serif" fo:font-size="11pt" fo:language="ru" fo:country="RU" style:font-size-asian="13.1999998092651pt" style:font-size-complex="13.1999998092651pt"/>
    </style:style>
    <style:style style:name="P9" style:family="paragraph" style:parent-style-name="Standard" style:list-style-name="L1">
      <style:text-properties style:font-name="Liberation Serif" fo:font-size="11pt" fo:language="ru" fo:country="RU" fo:font-style="normal" fo:font-weight="bold" style:font-size-asian="13.1999998092651pt" style:font-style-asian="normal" style:font-weight-asian="bold" style:font-size-complex="13.1999998092651pt" style:font-style-complex="normal" style:font-weight-complex="bold"/>
    </style:style>
    <style:style style:name="P10" style:family="paragraph" style:parent-style-name="Standard" style:list-style-name="L1">
      <style:text-properties style:font-name="Liberation Serif" fo:font-size="11pt" fo:language="ru" fo:country="RU" style:text-underline-style="solid" style:text-underline-width="auto" style:text-underline-color="font-color" style:font-size-asian="13.1999998092651pt" style:font-size-complex="13.1999998092651pt"/>
    </style:style>
    <style:style style:name="P11" style:family="paragraph" style:parent-style-name="Standard" style:list-style-name="L1">
      <style:text-properties style:font-name="Liberation Serif" fo:font-size="11pt" fo:language="en" fo:country="US" style:font-size-asian="13.1999998092651pt" style:font-size-complex="13.1999998092651pt"/>
    </style:style>
    <style:style style:name="P12" style:family="paragraph" style:parent-style-name="Standard" style:list-style-name="L1">
      <style:text-properties style:font-name="Liberation Serif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language="ru" fo:country="RU"/>
    </style:style>
    <style:style style:name="T1" style:family="text">
      <style:text-properties style:font-name="Courier New" fo:font-size="11pt" fo:language="ru" fo:country="RU" style:font-size-asian="13.1999998092651pt" style:font-size-complex="13.1999998092651pt"/>
    </style:style>
    <style:style style:name="T2" style:family="text">
      <style:text-properties style:font-name="Courier New" fo:font-size="11pt" fo:language="en" fo:country="US" style:font-size-asian="13.1999998092651pt" style:font-size-complex="13.1999998092651pt"/>
    </style:style>
    <style:style style:name="T3" style:family="text">
      <style:text-properties style:font-name="Courier New" fo:font-size="11pt" style:font-size-asian="13.1999998092651pt" style:font-size-complex="13.1999998092651pt"/>
    </style:style>
    <style:style style:name="T4" style:family="text">
      <style:text-properties style:text-position="sub 58%" style:font-name="Courier New" fo:font-size="11pt" fo:language="en" fo:country="US" style:font-size-asian="13.1999998092651pt" style:font-size-complex="13.1999998092651pt"/>
    </style:style>
    <style:style style:name="T5" style:family="text">
      <style:text-properties style:text-position="sub 58%" fo:font-size="11pt" fo:language="en" fo:country="US" style:font-size-asian="13.1999998092651pt" style:font-size-complex="13.1999998092651pt"/>
    </style:style>
    <style:style style:name="T6" style:family="text">
      <style:text-properties fo:language="en" fo:country="US"/>
    </style:style>
    <style:style style:name="T7" style:family="text">
      <style:text-properties style:font-name-asian="Arial2" style:font-name-complex="Arial2"/>
    </style:style>
    <style:style style:name="T8" style:family="text">
      <style:text-properties style:font-name-asian="SimSun" style:font-name-complex="Mangal"/>
    </style:style>
    <style:style style:name="T9" style:family="text">
      <style:text-properties fo:font-size="11pt" fo:language="ru" fo:country="RU" style:font-size-asian="13.1999998092651pt" style:font-size-complex="13.1999998092651pt"/>
    </style:style>
    <style:style style:name="T10" style:family="text">
      <style:text-properties fo:font-size="11pt" fo:language="en" fo:country="US" style:font-size-asian="13.1999998092651pt" style:font-size-complex="13.1999998092651pt"/>
    </style:style>
    <style:style style:name="T11" style:family="text">
      <style:text-properties fo:font-size="11pt" style:font-size-asian="13.1999998092651pt" style:font-size-complex="13.1999998092651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9</text:p>
      <text:p text:style-name="P1">Получение оксидов</text:p>
      <text:p text:style-name="P2">Оксиды — сложные вещества, состоящие из атомов кислорода и некоторого химического элемента.</text:p>
      <text:p text:style-name="P4">Оксиды — бинарные соединения, в составе которых присутствует кислород с СТОК -2.</text:p>
      <text:list xml:id="list1512779843" text:style-name="L1">
        <text:list-item>
          <text:p text:style-name="P5">Горение в кислороде</text:p>
          <text:list>
            <text:list-item>
              <text:p text:style-name="P12">Простых веществ</text:p>
              <text:p text:style-name="P6"><draw:frame draw:style-name="fr1" draw:name="Объект1" text:anchor-type="as-char" svg:width="3.08cm" svg:height="3.28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ext:list-item>
            <text:list-item>
              <text:p text:style-name="P12">Доокисление оксидов в невысшей СТОК элементов</text:p>
              <text:p text:style-name="P6"><draw:frame draw:style-name="fr1" draw:name="Объект2" text:anchor-type="as-char" svg:width="3.353cm" svg:height="2.566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ext:list-item>
            <text:list-item>
              <text:p text:style-name="P12">Горение сложных веществ</text:p>
              <text:p text:style-name="P8"><draw:frame draw:style-name="fr1" draw:name="Объект3" text:anchor-type="as-char" svg:width="5.248cm" svg:height="3.242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  <text:p text:style-name="P8">Хорошо горят водородные соединения и сульфиды</text:p>
            </text:list-item>
          </text:list>
          <text:p text:style-name="P9"/>
        </text:list-item>
        <text:list-item>
          <text:p text:style-name="P9">Разложение сложных веществ</text:p>
          <text:list>
            <text:list-item>
              <text:p text:style-name="P12">Нерастворимых оснований и амфотерных гидроксидов</text:p>
              <text:p text:style-name="P8"><draw:frame draw:style-name="fr1" draw:name="Объект4" text:anchor-type="as-char" svg:width="5.156cm" svg:height="1.332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ext:list-item>
            <text:list-item>
              <text:p text:style-name="P12">Разложение неустойчивых кислот</text:p>
              <text:p text:style-name="P8"><draw:frame draw:style-name="fr1" draw:name="Объект5" text:anchor-type="as-char" svg:width="5.606cm" svg:height="2.713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ext:list-item>
            <text:list-item>
              <text:p text:style-name="P10">Разложение солей</text:p>
              <text:list>
                <text:list-item>
                  <text:p text:style-name="P12"><text:span text:style-name="T9">Соли с кислотным остатком</text:span><text:span text:style-name="T9"><draw:frame draw:style-name="fr1" draw:name="Объект6" text:anchor-type="as-char" svg:width="3.586cm" svg:height="0.591cm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9">,</text:span><text:span text:style-name="T10"> </text:span></text:p>
                  <text:p text:style-name="P12"><text:span text:style-name="T9">если Ме не в </text:span><text:span text:style-name="T10">I</text:span><text:span text:style-name="T5">A </text:span><text:span text:style-name="T9">подгруппе ниже </text:span><text:span text:style-name="T10">Li </text:span></text:p>
                  <text:p text:style-name="P11"><draw:frame draw:style-name="fr1" draw:name="Объект7" text:anchor-type="as-char" svg:width="4.214cm" svg:height="2.115cm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    </text:list-item>
                <text:list-item>
                  <text:p text:style-name="P8">Нитраты разлагаются по отдельной схеме (при нагревании) </text:p>
                  <text:p text:style-name="P3"><text:span text:style-name="T11"><draw:frame draw:style-name="fr1" draw:name="Объект11" text:anchor-type="as-char" svg:width="1.499cm" svg:height="0.531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1">:</text:span></text:p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Ме - щелочь ниже <text:span text:style-name="T6">Li</text:span></text:p>
          </table:table-cell>
          <table:table-cell table:style-name="Таблица1.B1" office:value-type="string">
            <text:p text:style-name="P13"><text:span text:style-name="T7">→</text:span><text:span text:style-name="T8"><draw:frame draw:style-name="fr1" draw:name="Объект8" text:anchor-type="as-char" svg:width="2.312cm" svg:height="0.529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    </table:table-cell>
        </table:table-row>
        <table:table-row>
          <table:table-cell table:style-name="Таблица1.A2" office:value-type="string">
            <text:p text:style-name="P14">За <text:span text:style-name="T6">Cu </text:span>в ряду стандартных электронных потенциалов</text:p>
          </table:table-cell>
          <table:table-cell table:style-name="Таблица1.B2" office:value-type="string">
            <text:p text:style-name="P13"><text:span text:style-name="T7">→</text:span><text:span text:style-name="T8"><draw:frame draw:style-name="fr1" draw:name="Объект9" text:anchor-type="as-char" svg:width="2.718cm" svg:height="0.531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    </table:table-cell>
        </table:table-row>
        <table:table-row>
          <table:table-cell table:style-name="Таблица1.A2" office:value-type="string">
            <text:p text:style-name="P13">Остальные</text:p>
          </table:table-cell>
          <table:table-cell table:style-name="Таблица1.B2" office:value-type="string">
            <text:p text:style-name="P13"><text:span text:style-name="T7">→</text:span><text:span text:style-name="T8"><draw:frame draw:style-name="fr1" draw:name="Объект10" text:anchor-type="as-char" svg:width="2.718cm" svg:height="0.531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655cm" fo:margin-left="2cm" fo:margin-right="1.51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5:43:33.29</meta:creation-date>
    <dc:date>2018-12-18T20:17:24.336712977</dc:date>
    <meta:editing-duration>P1DT2H3M1S</meta:editing-duration>
    <meta:editing-cycles>4</meta:editing-cycles>
    <meta:generator>LibreOffice/6.0.6.2$Linux_X86_64 LibreOffice_project/00m0$Build-2</meta:generator>
    <meta:print-date>2016-04-17T21:19:48.72</meta:print-date>
    <meta:document-statistic meta:table-count="1" meta:image-count="0" meta:object-count="11" meta:page-count="1" meta:paragraph-count="29" meta:word-count="105" meta:character-count="680" meta:non-whitespace-character-count="603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С</mi>
              <mo stretchy="false">+</mo>
              <msub>
                <mi>O</mi>
                <mn>2</mn>
              </msub>
            </mrow>
            <mo stretchy="false">→</mo>
            <mi mathvariant="italic">CO</mi>
          </mrow>
        </mtd>
      </mtr>
      <mtr>
        <mtd>
          <mrow>
            <mi/>
            <mo stretchy="false">→</mo>
            <msub>
              <mi mathvariant="italic">CO</mi>
              <mn>2</mn>
            </msub>
          </mrow>
        </mtd>
      </mtr>
      <mtr>
        <mtd>
          <mrow>
            <mrow>
              <mi>S</mi>
              <mo stretchy="false">+</mo>
              <msub>
                <mi>O</mi>
                <mn>2</mn>
              </msub>
            </mrow>
            <mo stretchy="false">→</mo>
            <msub>
              <mi mathvariant="italic">SO</mi>
              <mn>2</mn>
            </msub>
          </mrow>
        </mtd>
      </mtr>
      <mtr>
        <mtd>
          <mrow>
            <mrow>
              <mi mathvariant="italic">Fe</mi>
              <mo stretchy="false">+</mo>
              <msub>
                <mi>O</mi>
                <mn>2</mn>
              </msub>
            </mrow>
            <mo stretchy="false">→</mo>
            <msub>
              <mi mathvariant="italic">Fe</mi>
              <mn>3</mn>
            </msub>
            <msub>
              <mi>O</mi>
              <mn>4</mn>
            </msub>
          </mrow>
        </mtd>
      </mtr>
      <mtr>
        <mtd>
          <mrow>
            <mrow>
              <mi>P</mi>
              <mo stretchy="false">+</mo>
              <msub>
                <mi>O</mi>
                <mn>2</mn>
              </msub>
            </mrow>
            <mo stretchy="false">→</mo>
            <msub>
              <mi>P</mi>
              <mn>2</mn>
            </msub>
            <msub>
              <mi>O</mi>
              <mn>3</mn>
            </msub>
          </mrow>
        </mtd>
      </mtr>
      <mtr>
        <mtd>
          <mrow>
            <mi/>
            <mo stretchy="false">→</mo>
            <msub>
              <mi>P</mi>
              <mn>2</mn>
            </msub>
            <msub>
              <mi>O</mi>
              <mn>5</mn>
            </msub>
          </mrow>
        </mtd>
      </mtr>
    </mtable>
    <annotation encoding="StarMath 5.0">С+O_2 rightarrow CO NEWLINE
~~~~~~~rightarrow CO_2 NEWLINE
S+O_2 rightarrow SO_2 NEWLINE
Fe + O_2 rightarrow Fe_3 O_4 NEWLINE
P+O_2 rightarrow P_2 O_3 NEWLINE
~~~~~~~rightarrow P_2 O_5 </annotation>
  </semantics>
</math>
</file>

<file path=Object 10/content.xml><?xml version="1.0" encoding="utf-8"?>
<math xmlns="http://www.w3.org/1998/Math/MathML">
  <semantics>
    <mrow>
      <mrow>
        <mi mathvariant="italic">Me</mi>
        <mo stretchy="false">+</mo>
        <msub>
          <mi mathvariant="italic">NO</mi>
          <mn>2</mn>
        </msub>
      </mrow>
      <mo stretchy="false">+</mo>
      <msub>
        <mi>O</mi>
        <mn>2</mn>
      </msub>
    </mrow>
    <annotation encoding="StarMath 5.0">Me + NO_2 +O_2</annotation>
  </semantics>
</math>
</file>

<file path=Object 11/content.xml><?xml version="1.0" encoding="utf-8"?>
<math xmlns="http://www.w3.org/1998/Math/MathML">
  <semantics>
    <mrow>
      <mi mathvariant="italic">MeO</mi>
      <mrow>
        <msub>
          <mi mathvariant="italic">NO</mi>
          <mn>2</mn>
        </msub>
        <mo stretchy="false">+</mo>
        <msub>
          <mi>O</mi>
          <mn>2</mn>
        </msub>
      </mrow>
    </mrow>
    <annotation encoding="StarMath 5.0">MeO NO_2 +O_2</annotation>
  </semantics>
</math>
</file>

<file path=Object 2/content.xml><?xml version="1.0" encoding="utf-8"?>
<math xmlns="http://www.w3.org/1998/Math/MathML">
  <semantics>
    <mtable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sub>
                <mi>O</mi>
                <mn>2</mn>
              </msub>
            </mrow>
            <mo stretchy="false">→</mo>
            <msub>
              <mi>P</mi>
              <mn>2</mn>
            </msub>
            <msub>
              <mi>O</mi>
              <mn>5</mn>
            </msub>
          </mrow>
        </mtd>
      </mtr>
      <mtr>
        <mtd>
          <mrow>
            <mrow>
              <msub>
                <mi mathvariant="italic">SO</mi>
                <mn>2</mn>
              </msub>
              <mo stretchy="false">+</mo>
              <mfrac>
                <mn>1</mn>
                <mn>2</mn>
              </mfrac>
            </mrow>
            <msub>
              <mi>O</mi>
              <mn>2</mn>
            </msub>
            <mover>
              <mo stretchy="false">→</mo>
              <mi mathvariant="italic">Fe</mi>
            </mover>
            <msub>
              <mi mathvariant="italic">SO</mi>
              <mn>3</mn>
            </msub>
          </mrow>
        </mtd>
      </mtr>
      <mtr>
        <mtd>
          <mrow>
            <mrow>
              <mi mathvariant="italic">CO</mi>
              <mo stretchy="false">+</mo>
              <mfrac>
                <mn>1</mn>
                <mn>2</mn>
              </mfrac>
            </mrow>
            <msub>
              <mi>O</mi>
              <mn>2</mn>
            </msub>
            <mo stretchy="false">→</mo>
            <msub>
              <mi mathvariant="italic">CO</mi>
              <mn>2</mn>
            </msub>
          </mrow>
        </mtd>
      </mtr>
    </mtable>
    <annotation encoding="StarMath 5.0">P_2 O_5 +O_2 rightarrow P_2 O_5 NEWLINE
SO_2 +{1} over {2}   O_2 rightarrow  csup{Fe}  SO_3 NEWLINE
CO+{1} over {2}   O_2 rightarrow CO_2</annotation>
  </semantics>
</math>
</file>

<file path=Object 3/content.xml><?xml version="1.0" encoding="utf-8"?>
<math xmlns="http://www.w3.org/1998/Math/MathML">
  <semantics>
    <mtable>
      <mtr>
        <mtd>
          <mrow>
            <mn>2</mn>
            <mrow>
              <msub>
                <mi mathvariant="italic">PH</mi>
                <mn>3</mn>
              </msub>
              <mo stretchy="false">+</mo>
              <mn>2</mn>
            </mrow>
            <msub>
              <mi>O</mi>
              <mn>2</mn>
            </msub>
            <mo stretchy="false">→</mo>
            <msub>
              <mi>P</mi>
              <mn>2</mn>
            </msub>
            <mrow>
              <msub>
                <mi>O</mi>
                <mn>5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n>2</mn>
            <mrow>
              <msub>
                <mi mathvariant="italic">NH</mi>
                <mn>3</mn>
              </msub>
              <mo stretchy="false">+</mo>
              <mfrac>
                <mn>3</mn>
                <mn>2</mn>
              </mfrac>
            </mrow>
            <msub>
              <mi>O</mi>
              <mn>2</mn>
            </msub>
            <mo stretchy="false">→</mo>
            <mrow>
              <msub>
                <mi>N</mi>
                <mn>2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n>2</mn>
            <mrow>
              <msub>
                <mi mathvariant="italic">NH</mi>
                <mn>3</mn>
              </msub>
              <mo stretchy="false">+</mo>
              <mn>5</mn>
            </mrow>
            <msub>
              <mi>O</mi>
              <mn>2</mn>
            </msub>
            <mover>
              <mo stretchy="false">→</mo>
              <mi mathvariant="italic">Pt</mi>
            </mover>
            <mn>2</mn>
            <mrow>
              <mi mathvariant="italic">NO</mi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n>2</mn>
            <mrow>
              <mi mathvariant="italic">FeS</mi>
              <mo stretchy="false">+</mo>
              <mfrac>
                <mn>7</mn>
                <mn>2</mn>
              </mfrac>
            </mrow>
            <msub>
              <mi>O</mi>
              <mn>2</mn>
            </msub>
            <mo stretchy="false">→</mo>
            <msub>
              <mi mathvariant="italic">Fe</mi>
              <mn>2</mn>
            </msub>
            <mrow>
              <msub>
                <mi>O</mi>
                <mn>3</mn>
              </msub>
              <mo stretchy="false">+</mo>
              <mn>2</mn>
            </mrow>
            <msub>
              <mi mathvariant="italic">SO</mi>
              <mn>2</mn>
            </msub>
          </mrow>
        </mtd>
      </mtr>
    </mtable>
    <annotation encoding="StarMath 5.0">2 PH_3 +2 O_2 rightarrow P_2 O_5 +3 H_2 O NEWLINE
2 NH_3 +{3} over {2} O_2 rightarrow N_2 + 3 H_2 O NEWLINE
2 NH_3 +5 O_2 rightarrow  csup{Pt} 2 NO + 3 H_2 O NEWLINE
2 FeS +{7} over {2} O_2 rightarrow Fe_2 O_3 +2 SO_2 </annotation>
  </semantics>
</math>
</file>

<file path=Object 4/content.xml><?xml version="1.0" encoding="utf-8"?>
<math xmlns="http://www.w3.org/1998/Math/MathML">
  <semantics>
    <mtable>
      <mtr>
        <mtd>
          <mrow>
            <mi mathvariant="italic">Cu</mi>
            <msub>
              <mrow>
                <mo stretchy="false">(</mo>
                <mi mathvariant="italic">OH</mi>
                <mo stretchy="false">)</mo>
              </mrow>
              <mn>2</mn>
            </msub>
            <mover>
              <mo stretchy="false">→</mo>
              <mrow>
                <mi>T</mi>
                <mo stretchy="false">↑</mo>
              </mrow>
            </mover>
            <mrow>
              <mi mathvariant="italic">CuO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n>2</mn>
            <mi mathvariant="italic">Fe</mi>
            <msub>
              <mrow>
                <mo stretchy="false">(</mo>
                <mi mathvariant="italic">OH</mi>
                <mo stretchy="false">)</mo>
              </mrow>
              <mn>3</mn>
            </msub>
            <mover>
              <mo stretchy="false">→</mo>
              <mrow>
                <mi>T</mi>
                <mo stretchy="false">↑</mo>
              </mrow>
            </mover>
            <msub>
              <mi mathvariant="italic">Fe</mi>
              <mn>2</mn>
            </msub>
            <mrow>
              <msub>
                <mi>O</mi>
                <mn>3</mn>
              </msub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Cu(OH)_2 rightarrow  csup{T uparrow } CuO+H_2 O NEWLINE
2 Fe(OH)_3 rightarrow  csup{T uparrow } Fe_2 O_3+3 H_2 O 
</annotation>
  </semantics>
</math>
</file>

<file path=Object 5/content.xml><?xml version="1.0" encoding="utf-8"?>
<math xmlns="http://www.w3.org/1998/Math/MathML">
  <semantics>
    <mtable>
      <mtr>
        <mtd>
          <mrow>
            <msub>
              <mi>H</mi>
              <mn>2</mn>
            </msub>
            <msub>
              <mi mathvariant="italic">CO</mi>
              <mn>3</mn>
            </msub>
            <mo stretchy="false">→</mo>
            <msub>
              <mi>H</mi>
              <mn>2</mn>
            </msub>
            <mrow>
              <mi>O</mi>
              <mo stretchy="false">+</mo>
              <msub>
                <mi mathvariant="italic">CO</mi>
                <mn>2</mn>
              </msub>
            </mrow>
            <mo stretchy="false">↑</mo>
          </mrow>
        </mtd>
      </mtr>
      <mtr>
        <mtd>
          <mrow>
            <msub>
              <mi>H</mi>
              <mn>2</mn>
            </msub>
            <msub>
              <mi mathvariant="italic">SO</mi>
              <mn>3</mn>
            </msub>
            <mover>
              <mo stretchy="false">→</mo>
              <mrow>
                <mi>T</mi>
                <mo stretchy="false">↑</mo>
              </mrow>
            </mover>
            <msub>
              <mi>H</mi>
              <mn>2</mn>
            </msub>
            <mrow>
              <mi>O</mi>
              <mo stretchy="false">+</mo>
              <msub>
                <mi mathvariant="italic">SO</mi>
                <mn>2</mn>
              </msub>
            </mrow>
            <mo stretchy="false">↑</mo>
          </mrow>
        </mtd>
      </mtr>
      <mtr>
        <mtd>
          <mrow>
            <msub>
              <mi>H</mi>
              <mn>2</mn>
            </msub>
            <msub>
              <mi mathvariant="italic">SiO</mi>
              <mn>3</mn>
            </msub>
            <mover>
              <mo stretchy="false">→</mo>
              <mrow>
                <mi>T</mi>
                <mo stretchy="false">↑</mo>
              </mrow>
            </mover>
            <msub>
              <mi>H</mi>
              <mn>2</mn>
            </msub>
            <mrow>
              <mi>O</mi>
              <mo stretchy="false">+</mo>
              <msub>
                <mi mathvariant="italic">SiO</mi>
                <mn>2</mn>
              </msub>
            </mrow>
            <mo stretchy="false">↓</mo>
          </mrow>
        </mtd>
      </mtr>
      <mtr>
        <mtd>
          <mrow>
            <mn>4</mn>
            <msub>
              <munder>
                <mi mathvariant="italic">HNO</mi>
                <mi mathvariant="italic">конц.</mi>
              </munder>
              <mn>3</mn>
            </msub>
            <mo stretchy="false">→</mo>
            <munder>
              <mrow>
                <mn>4</mn>
                <msub>
                  <mi mathvariant="italic">NO</mi>
                  <mn>2</mn>
                </msub>
              </mrow>
              <mrow>
                <mi mathvariant="italic">бурый</mi>
                <mi mathvariant="italic">газ</mi>
              </mrow>
            </munder>
            <mrow>
              <mrow>
                <mo stretchy="false">↑</mo>
                <mo stretchy="false">+</mo>
                <msub>
                  <mi>O</mi>
                  <mn>2</mn>
                </msub>
              </mrow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H_2 CO_3 rightarrow H_2 O+CO_2 uparrow  NEWLINE
H_2 SO_3 rightarrow  csup{T uparrow }  H_2 O+SO_2 uparrow  NEWLINE
H_2 SiO_3 rightarrow  csup{T uparrow }  H_2 O+SiO_2 downarrow  NEWLINE
4 HNO_3 csub{конц.} rightarrow {4 NO_2  }csub{бурый газ}  uparrow  +O_2 +2 H_2 O</annotation>
  </semantics>
</math>
</file>

<file path=Object 6/content.xml><?xml version="1.0" encoding="utf-8"?>
<math xmlns="http://www.w3.org/1998/Math/MathML">
  <semantics>
    <mrow>
      <msubsup>
        <mi mathvariant="italic">CO</mi>
        <mn>3</mn>
        <mrow>
          <mn>2</mn>
          <mo stretchy="false">−</mo>
          <mi/>
        </mrow>
      </msubsup>
      <mi>,</mi>
      <msubsup>
        <mi mathvariant="italic">SO</mi>
        <mn>3</mn>
        <mrow>
          <mn>2</mn>
          <mo stretchy="false">−</mo>
          <mi/>
        </mrow>
      </msubsup>
      <mi>,</mi>
      <msubsup>
        <mi mathvariant="italic">SiO</mi>
        <mn>3</mn>
        <mrow>
          <mn>2</mn>
          <mo stretchy="false">−</mo>
          <mi/>
        </mrow>
      </msubsup>
    </mrow>
    <annotation encoding="StarMath 5.0">CO_3 ^{2-`} ,SO_3^{2-`} ,SiO_3^{2-`}</annotation>
  </semantics>
</math>
</file>

<file path=Object 7/content.xml><?xml version="1.0" encoding="utf-8"?>
<math xmlns="http://www.w3.org/1998/Math/MathML">
  <semantics>
    <mtable>
      <mtr>
        <mtd>
          <mrow>
            <msub>
              <mi mathvariant="italic">СaCO</mi>
              <mn>3</mn>
            </msub>
            <mover>
              <mo stretchy="false">→</mo>
              <mrow>
                <msup>
                  <mn>800</mn>
                  <mn>0</mn>
                </msup>
                <mi>C</mi>
              </mrow>
            </mover>
            <mrow>
              <mi mathvariant="italic">CaO</mi>
              <mo stretchy="false">+</mo>
              <msub>
                <mi mathvariant="italic">CO</mi>
                <mn>2</mn>
              </msub>
            </mrow>
          </mrow>
        </mtd>
      </mtr>
      <mtr>
        <mtd>
          <mrow>
            <msub>
              <mi mathvariant="italic">СaSiO</mi>
              <mn>3</mn>
            </msub>
            <mover>
              <mo stretchy="false">→</mo>
              <mrow>
                <msup>
                  <mn>800</mn>
                  <mn>0</mn>
                </msup>
                <mi>C</mi>
              </mrow>
            </mover>
            <mrow>
              <mi mathvariant="italic">CaO</mi>
              <mo stretchy="false">+</mo>
              <msub>
                <mi mathvariant="italic">SiO</mi>
                <mn>2</mn>
              </msub>
            </mrow>
          </mrow>
        </mtd>
      </mtr>
      <mtr>
        <mtd>
          <mrow>
            <msub>
              <mi mathvariant="italic">СaSO</mi>
              <mn>3</mn>
            </msub>
            <mover>
              <mo stretchy="false">→</mo>
              <mrow>
                <msup>
                  <mn>800</mn>
                  <mn>0</mn>
                </msup>
                <mi>C</mi>
              </mrow>
            </mover>
            <mrow>
              <mi mathvariant="italic">CaO</mi>
              <mo stretchy="false">+</mo>
              <msub>
                <mi mathvariant="italic">SO</mi>
                <mn>2</mn>
              </msub>
            </mrow>
          </mrow>
        </mtd>
      </mtr>
    </mtable>
    <annotation encoding="StarMath 5.0">СaCO_3 rightarrow  csup{800^0 C} CaO + CO_2 NEWLINE
СaSiO_3 rightarrow  csup{800^0 C} CaO + SiO_2 NEWLINE
СaSO_3 rightarrow  csup{800^0 C} CaO + SO_2 </annotation>
  </semantics>
</math>
</file>

<file path=Object 8/content.xml><?xml version="1.0" encoding="utf-8"?>
<math xmlns="http://www.w3.org/1998/Math/MathML">
  <semantics>
    <msub>
      <mi mathvariant="italic">MeNO</mi>
      <mn>3</mn>
    </msub>
    <annotation encoding="StarMath 5.0">MeNO_3</annotation>
  </semantics>
</math>
</file>

<file path=Object 9/content.xml><?xml version="1.0" encoding="utf-8"?>
<math xmlns="http://www.w3.org/1998/Math/MathML">
  <semantics>
    <mrow>
      <msub>
        <mi mathvariant="italic">MeNO</mi>
        <mn>2</mn>
      </msub>
      <mo stretchy="false">+</mo>
      <msub>
        <mi>O</mi>
        <mn>2</mn>
      </msub>
    </mrow>
    <annotation encoding="StarMath 5.0">MeNO_2 +O_2</annotation>
  </semantics>
</math>
</file>